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0782" officeooo:paragraph-rsid="00290782" style:font-size-asian="8pt" style:font-size-complex="8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90782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en" fo:country="US" officeooo:rsid="002cb203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90782"/>
    </style:style>
    <style:style style:name="T5" style:family="text">
      <style:text-properties fo:language="ru" fo:country="RU" officeooo:rsid="002cb203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fo:color="#000000" fo:font-size="12pt" officeooo:rsid="00290782" style:font-size-asian="14pt" style:font-size-complex="14pt"/>
    </style:style>
    <style:style style:name="T8" style:family="text">
      <style:text-properties officeooo:rsid="0023e6d9"/>
    </style:style>
    <style:style style:name="T9" style:family="text">
      <style:text-properties fo:font-size="12pt" officeooo:rsid="0023e6d9"/>
    </style:style>
    <style:style style:name="T10" style:family="text">
      <style:text-properties fo:font-size="12pt" officeooo:rsid="00290782"/>
    </style:style>
    <style:style style:name="T11" style:family="text">
      <style:text-properties officeooo:rsid="00290782"/>
    </style:style>
    <style:style style:name="T12" style:family="text">
      <style:text-properties officeooo:rsid="002a47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Программное обеспечение вычислительных сетей</text:span>»</text:p>
      <text:p text:style-name="P7">ПО ЛАБОРАТОРНОЙ РАБОТЕ №<text:span text:style-name="T4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5</text:span>1__________________________Кислицын И.К.</text:p>
      <text:p text:style-name="P9">Проверил преподаватель кафедры ПМиИ _____________________ <text:span text:style-name="T8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1"><text:soft-page-break/>Задание</text:p>
      <text:p text:style-name="P12"/>
      <text:p text:style-name="P14"><text:span text:style-name="T3">Фрагменты ли</text:span><text:span text:style-name="T6">стинг</text:span><text:span text:style-name="T3">а</text:span></text:p>
      <text:p text:style-name="P18"/>
      <text:p text:style-name="P16"/>
      <text:p text:style-name="P13">Выводы</text:p>
      <text:p text:style-name="P1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40:12</dc:date>
    <meta:print-date>2013-03-23T11:35:01</meta:print-date>
    <meta:editing-cycles>61</meta:editing-cycles>
    <meta:editing-duration>PT14H55M29S</meta:editing-duration>
    <meta:generator>LibreOffice/4.0.2.2$Linux_X86_64 LibreOffice_project/400m0$Build-2</meta:generator>
    <meta:document-statistic meta:table-count="0" meta:image-count="0" meta:object-count="0" meta:page-count="2" meta:paragraph-count="16" meta:word-count="56" meta:character-count="552" meta:non-whitespace-character-count="508"/>
    <meta:user-defined meta:name="Поле 1"/>
    <meta:user-defined meta:name="Поле 2"/>
    <meta:user-defined meta:name="Поле 3"/>
    <meta:user-defined meta:name="Поле 4"/>
  </office:meta>
</office:document-meta>
</file>